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ff66" draw:textarea-horizontal-align="justify" draw:textarea-vertical-align="middle" draw:auto-grow-height="false" fo:min-height="1.916cm" fo:min-width="3.466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85cm" fo:min-width="0.4cm"/>
    </style:style>
    <style:style style:name="gr3" style:family="graphic" style:parent-style-name="standard">
      <style:graphic-properties draw:fill-color="#ffff00" draw:textarea-horizontal-align="justify" draw:textarea-vertical-align="middle" draw:auto-grow-height="false" fo:min-height="0.246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ccff66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00"/>
      <style:paragraph-properties fo:text-align="center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="none" draw:fill-color="#ffffff"/>
      <style:text-properties fo:font-size="6pt" style:font-size-asian="6pt" style:font-size-complex="6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2cm" svg:height="2.4cm" svg:x="0cm" svg:y="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9cm" svg:height="1.1cm" svg:x="0.3cm" svg:y="0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cm" svg:height="0.7cm" svg:x="0.4cm" svg:y="0.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4" draw:text-style-name="P4" draw:layer="layout" svg:width="3.601cm" svg:height="0.569cm" svg:x="0.3cm" svg:y="1.531cm">
          <draw:text-box>
            <text:p><text:span text:style-name="T1">&gt;&gt;DE08151</text:span><text:span text:style-name="T1">3374223&lt;&lt;&lt;</text:span></text:p>
          </draw:text-box>
        </draw:frame>
        <draw:frame draw:style-name="gr4" draw:text-style-name="P5" draw:layer="layout" svg:width="2.149cm" svg:height="0.489cm" svg:x="1.451cm" svg:y="0.3cm">
          <draw:text-box>
            <text:p><text:span text:style-name="T2">Max Musterman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.2cm" fo:page-height="2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5T13:18:48.457667649</meta:creation-date>
    <dc:date>2018-05-05T20:33:43.987532097</dc:date>
    <meta:editing-duration>PT4H24M13S</meta:editing-duration>
    <meta:editing-cycles>6</meta:editing-cycles>
    <meta:generator>LibreOffice/5.1.6.2$Linux_X86_64 LibreOffice_project/10m0$Build-2</meta:generator>
    <meta:document-statistic meta:object-count="5"/>
  </office:meta>
</office:document-meta>
</file>